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/>
    <style:font-face style:name="Droid Sans Devanagari1" svg:font-family="'Droid Sans Devanagari'" style:font-family-generic="swiss"/>
    <style:font-face style:name="Ubuntu1" svg:font-family="Ubuntu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19.6cm" table:align="margins"/>
    </style:style>
    <style:style style:name="Tableau1.A" style:family="table-column">
      <style:table-column-properties style:column-width="9.8cm" style:rel-column-width="32767*"/>
    </style:style>
    <style:style style:name="Tableau1.B" style:family="table-column">
      <style:table-column-properties style:column-width="9.8cm" style:rel-column-width="32768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9.6cm" table:align="margins"/>
    </style:style>
    <style:style style:name="Tableau2.A" style:family="table-column">
      <style:table-column-properties style:column-width="9.8cm" style:rel-column-width="32767*"/>
    </style:style>
    <style:style style:name="Tableau2.B" style:family="table-column">
      <style:table-column-properties style:column-width="9.8cm" style:rel-column-width="32768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bold" officeooo:rsid="001691e6" officeooo:paragraph-rsid="001691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691e6" officeooo:paragraph-rsid="001691e6" style:font-weight-asian="bold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weight="bold" officeooo:rsid="001691e6" officeooo:paragraph-rsid="001691e6" style:font-weight-asian="bold" style:font-weight-complex="bold"/>
    </style:style>
    <style:style style:name="T1" style:family="text">
      <style:text-properties fo:font-style="italic" officeooo:rsid="001691e6" style:font-style-asian="italic" style:font-style-complex="italic"/>
    </style:style>
    <style:style style:name="T2" style:family="text">
      <style:text-properties officeooo:rsid="0019b8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__TITLE__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__COL1__</text:p>
          </table:table-cell>
          <table:table-cell table:style-name="Tableau1.B1" office:value-type="string">
            <text:p text:style-name="P2">__COL2__</text:p>
          </table:table-cell>
        </table:table-row>
        <table:table-row>
          <table:table-cell table:style-name="Tableau1.A2" office:value-type="string">
            <text:p text:style-name="P3"><text:a xlink:type="simple" xlink:href="relatorio://for%20each=%22row%20in%20o.rows%22" text:style-name="Internet_20_link" text:visited-style-name="Visited_20_Internet_20_Link"><text:span text:style-name="T2">for each="row in o.rows"</text:span></text:a><text:a xlink:type="simple" xlink:href="relatorio://for%20each=%22row%20in%20o.rows%22" text:style-name="Internet_20_link" text:visited-style-name="Visited_20_Internet_20_Link"> </text:a></text:p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<text:a xlink:type="simple" xlink:href="relatorio://row.col1" text:style-name="Internet_20_link" text:visited-style-name="Visited_20_Internet_20_Link"><text:span text:style-name="T1">row.col1</text:span></text:a><text:a xlink:type="simple" xlink:href="relatorio://row.col1" text:style-name="Internet_20_link" text:visited-style-name="Visited_20_Internet_20_Link"> </text:a></text:p>
          </table:table-cell>
          <table:table-cell table:style-name="Tableau1.B2" office:value-type="string">
            <text:p text:style-name="P1"><text:a xlink:type="simple" xlink:href="relatorio://row.col2" text:style-name="Internet_20_link" text:visited-style-name="Visited_20_Internet_20_Link"><text:span text:style-name="T1">row.col2</text:span></text:a><text:a xlink:type="simple" xlink:href="relatorio://row.col2" text:style-name="Internet_20_link" text:visited-style-name="Visited_20_Internet_20_Link"> </text:a></text:p>
          </table:table-cell>
        </table:table-row>
        <table:table-row>
          <table:table-cell table:style-name="Tableau1.A2" office:value-type="string">
            <text:p text:style-name="P1"><text:a xlink:type="simple" xlink:href="relatorio:///for" text:style-name="Internet_20_link" text:visited-style-name="Visited_20_Internet_20_Link">/for</text:a> </text:p>
          </table:table-cell>
          <table:table-cell table:style-name="Tableau1.B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P4"/>
      <text:p text:style-name="P5">__TITLE__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__COL1__</text:p>
          </table:table-cell>
          <table:table-cell table:style-name="Tableau2.B1" office:value-type="string">
            <text:p text:style-name="P2">__COL2__</text:p>
          </table:table-cell>
        </table:table-row>
        <table:table-row>
          <table:table-cell table:style-name="Tableau2.A2" office:value-type="string">
            <text:p text:style-name="P3"><text:a xlink:type="simple" xlink:href="relatorio://for%20each=%22row%20in%20o.answers%22" text:style-name="Internet_20_link" text:visited-style-name="Visited_20_Internet_20_Link"><text:span text:style-name="T2">for each="row in o.answers"</text:span></text:a><text:a xlink:type="simple" xlink:href="relatorio://for%20each=%22row%20in%20o.answers%22" text:style-name="Internet_20_link" text:visited-style-name="Visited_20_Internet_20_Link"> </text:a></text:p>
          </table:table-cell>
          <table:table-cell table:style-name="Tableau2.B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3"><text:a xlink:type="simple" xlink:href="relatorio://row.col1" text:style-name="Internet_20_link" text:visited-style-name="Visited_20_Internet_20_Link"><text:span text:style-name="T1">row.col1</text:span></text:a><text:a xlink:type="simple" xlink:href="relatorio://row.col1" text:style-name="Internet_20_link" text:visited-style-name="Visited_20_Internet_20_Link"> </text:a></text:p>
          </table:table-cell>
          <table:table-cell table:style-name="Tableau2.B2" office:value-type="string">
            <text:p text:style-name="P1"><text:a xlink:type="simple" xlink:href="relatorio://row.col2" text:style-name="Internet_20_link" text:visited-style-name="Visited_20_Internet_20_Link"><text:span text:style-name="T1">row.col2</text:span></text:a><text:a xlink:type="simple" xlink:href="relatorio://row.col2" text:style-name="Internet_20_link" text:visited-style-name="Visited_20_Internet_20_Link"> </text:a></text:p>
          </table:table-cell>
        </table:table-row>
        <table:table-row>
          <table:table-cell table:style-name="Tableau2.A2" office:value-type="string">
            <text:p text:style-name="P1"><text:a xlink:type="simple" xlink:href="relatorio:///for" text:style-name="Internet_20_link" text:visited-style-name="Visited_20_Internet_20_Link">/for</text:a> </text:p>
          </table:table-cell>
          <table:table-cell table:style-name="Tableau2.B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/>
    <style:font-face style:name="Droid Sans Devanagari1" svg:font-family="'Droid Sans Devanagari'" style:font-family-generic="swiss"/>
    <style:font-face style:name="Ubuntu1" svg:font-family="Ubuntu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fr" fo:country="FR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fr" fo:country="FR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fo:font-size="14pt" style:font-name-asian="Lucida Sans Unicode" style:font-family-asian="'Lucida Sans Unicode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21T09:39:38.405690689</meta:creation-date>
    <dc:title>default</dc:title>
    <meta:editing-duration>PT14M4S</meta:editing-duration>
    <meta:editing-cycles>8</meta:editing-cycles>
    <meta:generator>LibreOffice/6.3.6.2$Linux_X86_64 LibreOffice_project/30$Build-2</meta:generator>
    <meta:initial-creator>vocashaker
        </meta:initial-creator>
    <dc:date>2020-06-26T15:54:41.723171763</dc:date>
    <dc:creator>nico </dc:creator>
    <meta:document-statistic meta:table-count="2" meta:image-count="0" meta:object-count="0" meta:page-count="2" meta:paragraph-count="14" meta:word-count="20" meta:character-count="149" meta:non-whitespace-character-count="135"/>
    <meta:template xlink:type="simple" xlink:actuate="onRequest" xlink:title="default" xlink:href="../../../../../../.config/libreoffice/4/user/template/default1.ott" meta:date="2019-07-21T09:39:38.166822890"/>
  </office:meta>
</office:document-meta>
</file>